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1508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2.67" calcext:value-type="float">
            <text:p>2.67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47 kWh</text:p>
          </table:table-cell>
          <table:table-cell office:value-type="float" office:value="861.22" calcext:value-type="float">
            <text:p>861.22</text:p>
          </table:table-cell>
          <table:table-cell office:value-type="string" calcext:value-type="string">
            <text:p>11-01-2018</text:p>
          </table:table-cell>
          <table:table-cell office:value-type="string" calcext:value-type="string">
            <text:p>08-02-2018</text:p>
          </table:table-cell>
          <table:table-cell office:value-type="float" office:value="9.71" calcext:value-type="float">
            <text:p>9.7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983.66" calcext:value-type="float">
            <text:p>983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.27" calcext:value-type="float">
            <text:p>1.27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62 kWh</text:p>
          </table:table-cell>
          <table:table-cell office:value-type="float" office:value="968.5" calcext:value-type="float">
            <text:p>968.5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1-01-2018</text:p>
          </table:table-cell>
          <table:table-cell office:value-type="float" office:value="11.36" calcext:value-type="float">
            <text:p>11.3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48.13" calcext:value-type="float">
            <text:p>1148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4.37" calcext:value-type="float">
            <text:p>4.37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193 kWh</text:p>
          </table:table-cell>
          <table:table-cell office:value-type="float" office:value="1188.86" calcext:value-type="float">
            <text:p>1188.86</text:p>
          </table:table-cell>
          <table:table-cell office:value-type="string" calcext:value-type="string">
            <text:p>09-11-2017</text:p>
          </table:table-cell>
          <table:table-cell office:value-type="string" calcext:value-type="string">
            <text:p>12-12-2017</text:p>
          </table:table-cell>
          <table:table-cell office:value-type="float" office:value="13.55" calcext:value-type="float">
            <text:p>13.5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73.1" calcext:value-type="float">
            <text:p>137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.87" calcext:value-type="float">
            <text:p>2.87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190 kWh</text:p>
          </table:table-cell>
          <table:table-cell office:value-type="float" office:value="1162.03" calcext:value-type="float">
            <text:p>1162.03</text:p>
          </table:table-cell>
          <table:table-cell office:value-type="string" calcext:value-type="string">
            <text:p>10-10-2017</text:p>
          </table:table-cell>
          <table:table-cell office:value-type="string" calcext:value-type="string">
            <text:p>09-11-2017</text:p>
          </table:table-cell>
          <table:table-cell office:value-type="float" office:value="13.28" calcext:value-type="float">
            <text:p>13.2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43.81" calcext:value-type="float">
            <text:p>1343.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4.79" calcext:value-type="float">
            <text:p>4.79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18 kWh</text:p>
          </table:table-cell>
          <table:table-cell office:value-type="float" office:value="1358.34" calcext:value-type="float">
            <text:p>1358.34</text:p>
          </table:table-cell>
          <table:table-cell office:value-type="string" calcext:value-type="string">
            <text:p>08-09-2017</text:p>
          </table:table-cell>
          <table:table-cell office:value-type="string" calcext:value-type="string">
            <text:p>10-10-2017</text:p>
          </table:table-cell>
          <table:table-cell office:value-type="float" office:value="15.23" calcext:value-type="float">
            <text:p>15.2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543.32" calcext:value-type="float">
            <text:p>1543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1.62" calcext:value-type="float">
            <text:p>1.62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184 kWh</text:p>
          </table:table-cell>
          <table:table-cell office:value-type="float" office:value="1109.52" calcext:value-type="float">
            <text:p>1109.52</text:p>
          </table:table-cell>
          <table:table-cell office:value-type="string" calcext:value-type="string">
            <text:p>09-08-2017</text:p>
          </table:table-cell>
          <table:table-cell office:value-type="string" calcext:value-type="string">
            <text:p>08-09-2017</text:p>
          </table:table-cell>
          <table:table-cell office:value-type="float" office:value="12.74" calcext:value-type="float">
            <text:p>12.7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88.17" calcext:value-type="float">
            <text:p>1288.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4.21" calcext:value-type="float">
            <text:p>4.21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167 kWh</text:p>
          </table:table-cell>
          <table:table-cell office:value-type="float" office:value="984.16" calcext:value-type="float">
            <text:p>984.16</text:p>
          </table:table-cell>
          <table:table-cell office:value-type="string" calcext:value-type="string">
            <text:p>10-07-2017</text:p>
          </table:table-cell>
          <table:table-cell office:value-type="string" calcext:value-type="string">
            <text:p>09-08-2017</text:p>
          </table:table-cell>
          <table:table-cell office:value-type="float" office:value="11.48" calcext:value-type="float">
            <text:p>11.4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63.47" calcext:value-type="float">
            <text:p>1163.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4.3" calcext:value-type="float">
            <text:p>4.3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186 kWh</text:p>
          </table:table-cell>
          <table:table-cell office:value-type="float" office:value="1114.89" calcext:value-type="float">
            <text:p>1114.89</text:p>
          </table:table-cell>
          <table:table-cell office:value-type="string" calcext:value-type="string">
            <text:p>09-06-2017</text:p>
          </table:table-cell>
          <table:table-cell office:value-type="string" calcext:value-type="string">
            <text:p>10-07-2017</text:p>
          </table:table-cell>
          <table:table-cell office:value-type="float" office:value="12.78" calcext:value-type="float">
            <text:p>12.7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94.92" calcext:value-type="float">
            <text:p>1294.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4.19" calcext:value-type="float">
            <text:p>4.19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193 kWh</text:p>
          </table:table-cell>
          <table:table-cell office:value-type="float" office:value="1142.43" calcext:value-type="float">
            <text:p>1142.43</text:p>
          </table:table-cell>
          <table:table-cell office:value-type="string" calcext:value-type="string">
            <text:p>10-05-2017</text:p>
          </table:table-cell>
          <table:table-cell office:value-type="string" calcext:value-type="string">
            <text:p>09-06-2017</text:p>
          </table:table-cell>
          <table:table-cell office:value-type="float" office:value="13.05" calcext:value-type="float">
            <text:p>13.0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21.94" calcext:value-type="float">
            <text:p>1321.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1.87" calcext:value-type="float">
            <text:p>1.87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21 kWh</text:p>
          </table:table-cell>
          <table:table-cell office:value-type="float" office:value="1322.64" calcext:value-type="float">
            <text:p>1322.64</text:p>
          </table:table-cell>
          <table:table-cell office:value-type="string" calcext:value-type="string">
            <text:p>08-04-2017</text:p>
          </table:table-cell>
          <table:table-cell office:value-type="string" calcext:value-type="string">
            <text:p>10-05-2017</text:p>
          </table:table-cell>
          <table:table-cell office:value-type="float" office:value="14.85" calcext:value-type="float">
            <text:p>14.8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501.83" calcext:value-type="float">
            <text:p>1501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1.32" calcext:value-type="float">
            <text:p>1.32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28 kWh</text:p>
          </table:table-cell>
          <table:table-cell office:value-type="float" office:value="670.73" calcext:value-type="float">
            <text:p>670.73</text:p>
          </table:table-cell>
          <table:table-cell office:value-type="string" calcext:value-type="string">
            <text:p>10-03-2017</text:p>
          </table:table-cell>
          <table:table-cell office:value-type="string" calcext:value-type="string">
            <text:p>08-04-2017</text:p>
          </table:table-cell>
          <table:table-cell office:value-type="float" office:value="3.98" calcext:value-type="float">
            <text:p>3.98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53.59" calcext:value-type="float">
            <text:p>-353.59</text:p>
          </table:table-cell>
          <table:table-cell office:value-type="string" calcext:value-type="string">
            <text:p>T-0</text:p>
          </table:table-cell>
          <table:table-cell office:value-type="float" office:value="403.55" calcext:value-type="float">
            <text:p>403.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1.11" calcext:value-type="float">
            <text:p>1.11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49 kWh</text:p>
          </table:table-cell>
          <table:table-cell office:value-type="float" office:value="820.24" calcext:value-type="float">
            <text:p>820.24</text:p>
          </table:table-cell>
          <table:table-cell office:value-type="string" calcext:value-type="string">
            <text:p>08-02-2017</text:p>
          </table:table-cell>
          <table:table-cell office:value-type="string" calcext:value-type="string">
            <text:p>10-03-2017</text:p>
          </table:table-cell>
          <table:table-cell office:value-type="float" office:value="4.69" calcext:value-type="float">
            <text:p>4.69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432.4" calcext:value-type="float">
            <text:p>-432.4</text:p>
          </table:table-cell>
          <table:table-cell office:value-type="string" calcext:value-type="string">
            <text:p>T-0</text:p>
          </table:table-cell>
          <table:table-cell office:value-type="float" office:value="474.42" calcext:value-type="float">
            <text:p>474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8:57:34.885000000</meta:creation-date>
    <dc:date>2018-03-28T08:59:55.981000000</dc:date>
    <meta:editing-duration>PT2M21S</meta:editing-duration>
    <meta:editing-cycles>1</meta:editing-cycles>
    <meta:document-statistic meta:table-count="1" meta:cell-count="151" meta:object-count="0"/>
    <meta:generator>LibreOffice/5.3.4.2$Windows_x86 LibreOffice_project/f82d347ccc0be322489bf7da61d7e4ad13fe2ff3</meta:generator>
  </office:meta>
</office:document-meta>
</file>